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13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color="#c9211e"/>
    </style:style>
    <style:style style:name="ce68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color="#c9211e"/>
    </style:style>
    <style:style style:name="ce69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c9211e"/>
    </style:style>
    <style:style style:name="ce70" style:family="table-cell" style:parent-style-name="Default" style:data-style-name="N1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9"/>
        <table:table-column table:style-name="co6" table:default-cell-style-name="ce2"/>
        <table:table-column table:style-name="co7" table:default-cell-style-name="ce6"/>
        <table:table-column table:style-name="co8" table:default-cell-style-name="ce9"/>
        <table:table-column table:style-name="co9" table:default-cell-style-name="ce15"/>
        <table:table-column table:style-name="co4" table:default-cell-style-name="ce12"/>
        <table:table-column table:style-name="co10" table:default-cell-style-name="ce60"/>
        <table:table-column table:style-name="co11" table:default-cell-style-name="ce62"/>
        <table:table-column table:style-name="co12" table:default-cell-style-name="ce9"/>
        <table:table-column table:style-name="co9" table:default-cell-style-name="ce62"/>
        <table:table-column table:style-name="co13" table:default-cell-style-name="ce19"/>
        <table:table-column table:style-name="co14" table:default-cell-style-name="ce69"/>
        <table:table-row table:style-name="ro1">
          <table:table-cell table:style-name="Default" table:number-columns-repeated="16"/>
        </table:table-row>
        <table:table-row table:style-name="ro2">
          <table:table-cell table:style-name="ce21" office:value-type="string" calcext:value-type="string">
            <text:p>Run</text:p>
          </table:table-cell>
          <table:table-cell table:style-name="ce30" office:value-type="string" calcext:value-type="string">
            <text:p>Source</text:p>
          </table:table-cell>
          <table:table-cell table:style-name="ce37" office:value-type="string" calcext:value-type="string">
            <text:p>T_1/2</text:p>
          </table:table-cell>
          <table:table-cell table:style-name="ce37" office:value-type="string" calcext:value-type="string">
            <text:p>T_1/2 (s)</text:p>
          </table:table-cell>
          <table:table-cell table:style-name="ce37" office:value-type="string" calcext:value-type="string">
            <text:p>A0 (Bq)</text:p>
          </table:table-cell>
          <table:table-cell table:style-name="ce37" office:value-type="string" calcext:value-type="string">
            <text:p>deltaA0 (Bq)</text:p>
          </table:table-cell>
          <table:table-cell table:style-name="ce37" office:value-type="string" calcext:value-type="string">
            <text:p>Date_A0</text:p>
          </table:table-cell>
          <table:table-cell table:style-name="ce37" office:value-type="string" calcext:value-type="string">
            <text:p>Date_t</text:p>
          </table:table-cell>
          <table:table-cell table:style-name="ce37" office:value-type="string" calcext:value-type="string">
            <text:p>t (horas)</text:p>
          </table:table-cell>
          <table:table-cell table:style-name="ce37" office:value-type="string" calcext:value-type="string">
            <text:p>t (s)</text:p>
          </table:table-cell>
          <table:table-cell table:style-name="ce37" office:value-type="string" calcext:value-type="string">
            <text:p>A_t <text:s/>(Bq)</text:p>
          </table:table-cell>
          <table:table-cell table:style-name="ce37" office:value-type="string" calcext:value-type="string">
            <text:p>deltaA_t (Bq)</text:p>
          </table:table-cell>
          <table:table-cell table:style-name="ce37" office:value-type="string" calcext:value-type="string">
            <text:p>t_med (s)</text:p>
          </table:table-cell>
          <table:table-cell table:style-name="ce37" office:value-type="string" calcext:value-type="string">
            <text:p>N</text:p>
          </table:table-cell>
          <table:table-cell table:style-name="ce63" office:value-type="string" calcext:value-type="string">
            <text:p>deltaN</text:p>
          </table:table-cell>
          <table:table-cell table:style-name="ce67" office:value-type="string" calcext:value-type="string">
            <text:p>N 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37Cs</text:p>
          </table:table-cell>
          <table:table-cell table:style-name="ce8" office:value-type="string" calcext:value-type="string">
            <text:p>30,08 anos</text:p>
          </table:table-cell>
          <table:table-cell table:style-name="ce11" table:formula="of:=30.08*365.25*24*3600" office:value-type="float" office:value="949252608" calcext:value-type="float">
            <text:p>9,4925E+08</text:p>
          </table:table-cell>
          <table:table-cell table:style-name="ce8" office:value-type="float" office:value="4360" calcext:value-type="float">
            <text:p>4360</text:p>
          </table:table-cell>
          <table:table-cell table:style-name="ce54" office:value-type="float" office:value="10" calcext:value-type="float">
            <text:p>10</text:p>
          </table:table-cell>
          <table:table-cell table:style-name="ce5" office:value-type="string" calcext:value-type="string">
            <text:p>20/06/2020</text:p>
          </table:table-cell>
          <table:table-cell table:style-name="ce8" office:value-type="string" calcext:value-type="string">
            <text:p>17/07/2024 @ 11h10</text:p>
          </table:table-cell>
          <table:table-cell table:style-name="ce14" table:formula="of:=(365+366+27)*24-2+0.2" office:value-type="float" office:value="18190.2" calcext:value-type="float">
            <text:p>18190,20</text:p>
          </table:table-cell>
          <table:table-cell table:style-name="ce11" table:formula="of:=[.I3]*3600" office:value-type="float" office:value="65484720" calcext:value-type="float">
            <text:p>6,5485E+07</text:p>
          </table:table-cell>
          <table:table-cell table:style-name="ce59" table:formula="of:=[.E3]*EXP(-LN(2)*[.J3]/[.D3])" office:value-type="float" office:value="4156.42326740597" calcext:value-type="float">
            <text:p>4156</text:p>
          </table:table-cell>
          <table:table-cell table:style-name="ce59" table:formula="of:=SQRT(([.K3]/[.E3])^2*[.F3]^2+([.K3]*LN(2)/[.D3])^2*60^2)" office:value-type="float" office:value="9.53308089028508" calcext:value-type="float">
            <text:p>10</text:p>
          </table:table-cell>
          <table:table-cell table:style-name="ce8" office:value-type="float" office:value="900" calcext:value-type="float">
            <text:p>900</text:p>
          </table:table-cell>
          <table:table-cell table:style-name="ce59" table:formula="of:=[.K3]*[.M3]" office:value-type="float" office:value="3740780.94066538" calcext:value-type="float">
            <text:p>3740781</text:p>
          </table:table-cell>
          <table:table-cell table:style-name="ce18" table:formula="of:=[.M3]*[.L3]" office:value-type="float" office:value="8579.77280125657" calcext:value-type="float">
            <text:p>8580</text:p>
          </table:table-cell>
          <table:table-cell table:style-name="ce68" table:formula="of:=[.N3]-[.O3]" office:value-type="float" office:value="3732201.16786412" calcext:value-type="float">
            <text:p>3732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1h37</text:p>
          </table:table-cell>
          <table:table-cell table:formula="of:=(365+366+27)*24-2+0.6" office:value-type="float" office:value="18190.6" calcext:value-type="float">
            <text:p>18190,60</text:p>
          </table:table-cell>
          <table:table-cell table:formula="of:=[.I4]*3600" office:value-type="float" office:value="65486160" calcext:value-type="float">
            <text:p>6,5486E+07</text:p>
          </table:table-cell>
          <table:table-cell table:formula="of:=[.E4]*EXP(-LN(2)*[.J4]/[.D4])" office:value-type="float" office:value="4156.41889696063" calcext:value-type="float">
            <text:p>4156</text:p>
          </table:table-cell>
          <table:table-cell table:formula="of:=SQRT(([.K4]/[.E4])^2*[.F4]^2+([.K4]*LN(2)/[.D4])^2*60^2)" office:value-type="float" office:value="9.53307086632787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[.K4]*[.M4]" office:value-type="float" office:value="3740777.00726457" calcext:value-type="float">
            <text:p>3740777</text:p>
          </table:table-cell>
          <table:table-cell table:formula="of:=[.M4]*[.L4]" office:value-type="float" office:value="8579.76377969508" calcext:value-type="float">
            <text:p>8580</text:p>
          </table:table-cell>
          <table:table-cell table:formula="of:=[.N4]-[.O4]" office:value-type="float" office:value="3732197.24348487" calcext:value-type="float">
            <text:p>3732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1h55</text:p>
          </table:table-cell>
          <table:table-cell table:formula="of:=(365+366+19)*24-1" office:value-type="float" office:value="17999" calcext:value-type="float">
            <text:p>17999,00</text:p>
          </table:table-cell>
          <table:table-cell table:formula="of:=[.I5]*3600" office:value-type="float" office:value="64796400" calcext:value-type="float">
            <text:p>6,4796E+07</text:p>
          </table:table-cell>
          <table:table-cell table:formula="of:=[.E5]*EXP(-LN(2)*[.J5]/[.D5])" office:value-type="float" office:value="3645.25267975797" calcext:value-type="float">
            <text:p>3645</text:p>
          </table:table-cell>
          <table:table-cell table:formula="of:=SQRT(([.K5]/[.E5])^2*[.F5]^2+([.K5]*LN(2)/[.D5])^2*60^2)" office:value-type="float" office:value="9.00062390765374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[.K5]*[.M5]" office:value-type="float" office:value="3280727.41178217" calcext:value-type="float">
            <text:p>3280727</text:p>
          </table:table-cell>
          <table:table-cell table:formula="of:=[.M5]*[.L5]" office:value-type="float" office:value="8100.56151688837" calcext:value-type="float">
            <text:p>8101</text:p>
          </table:table-cell>
          <table:table-cell table:formula="of:=[.N5]-[.O5]" office:value-type="float" office:value="3272626.85026529" calcext:value-type="float">
            <text:p>3272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2h16</text:p>
          </table:table-cell>
          <table:table-cell table:formula="of:=(365+366+17)*24+0.25" office:value-type="float" office:value="17952.25" calcext:value-type="float">
            <text:p>17952,25</text:p>
          </table:table-cell>
          <table:table-cell table:formula="of:=[.I6]*3600" office:value-type="float" office:value="64628100" calcext:value-type="float">
            <text:p>6,4628E+07</text:p>
          </table:table-cell>
          <table:table-cell table:formula="of:=[.E6]*EXP(-LN(2)*[.J6]/[.D6])" office:value-type="float" office:value="3687.03183084608" calcext:value-type="float">
            <text:p>3687</text:p>
          </table:table-cell>
          <table:table-cell table:formula="of:=SQRT(([.K6]/[.E6])^2*[.F6]^2+([.K6]*LN(2)/[.D6])^2*60^2)" office:value-type="float" office:value="0.874118620803563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[.K6]*[.M6]" office:value-type="float" office:value="3318328.64776148" calcext:value-type="float">
            <text:p>3318329</text:p>
          </table:table-cell>
          <table:table-cell table:formula="of:=[.M6]*[.L6]" office:value-type="float" office:value="786.706758723207" calcext:value-type="float">
            <text:p>787</text:p>
          </table:table-cell>
          <table:table-cell table:formula="of:=[.N6]-[.O6]" office:value-type="float" office:value="3317541.94100275" calcext:value-type="float">
            <text:p>3317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0Co</text:p>
          </table:table-cell>
          <table:table-cell office:value-type="string" calcext:value-type="string">
            <text:p>1925,28 dias</text:p>
          </table:table-cell>
          <table:table-cell table:formula="of:=1925.28*24*3600" office:value-type="float" office:value="166344192" calcext:value-type="float">
            <text:p>1,6634E+08</text:p>
          </table:table-cell>
          <table:table-cell office:value-type="float" office:value="3991" calcext:value-type="float">
            <text:p>3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/06/2022 @ 13h</text:p>
          </table:table-cell>
          <table:table-cell office:value-type="string" calcext:value-type="string">
            <text:p>17/07/2024 @ 12h33</text:p>
          </table:table-cell>
          <table:table-cell office:value-type="float" office:value="18000.5" calcext:value-type="float">
            <text:p>18000,50</text:p>
          </table:table-cell>
          <table:table-cell table:formula="of:=[.I7]*3600" office:value-type="float" office:value="64801800" calcext:value-type="float">
            <text:p>6,4802E+07</text:p>
          </table:table-cell>
          <table:table-cell table:formula="of:=[.E7]*EXP(-LN(2)*[.J7]/[.D7])" office:value-type="float" office:value="3046.56966553337" calcext:value-type="float">
            <text:p>3047</text:p>
          </table:table-cell>
          <table:table-cell table:formula="of:=SQRT(([.K7]/[.E7])^2*[.F7]^2+([.K7]*LN(2)/[.D7])^2*60^2)" office:value-type="float" office:value="0.763360356345205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[.K7]*[.M7]" office:value-type="float" office:value="2741912.69898003" calcext:value-type="float">
            <text:p>2741913</text:p>
          </table:table-cell>
          <table:table-cell table:formula="of:=[.M7]*[.L7]" office:value-type="float" office:value="687.024320710685" calcext:value-type="float">
            <text:p>687</text:p>
          </table:table-cell>
          <table:table-cell table:formula="of:=[.N7]-[.O7]" office:value-type="float" office:value="2741225.67465932" calcext:value-type="float">
            <text:p>2741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7Cs</text:p>
          </table:table-cell>
          <table:table-cell office:value-type="string" calcext:value-type="string">
            <text:p>30,08 anos</text:p>
          </table:table-cell>
          <table:table-cell table:formula="of:=30.08*365.25*24*3600" office:value-type="float" office:value="949252608" calcext:value-type="float">
            <text:p>9,4925E+08</text:p>
          </table:table-cell>
          <table:table-cell office:value-type="float" office:value="4360" calcext:value-type="float">
            <text:p>4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7/07/2024 @ 12h56</text:p>
          </table:table-cell>
          <table:table-cell table:formula="of:=(365+366+27)*24" office:value-type="float" office:value="18192" calcext:value-type="float">
            <text:p>18192,00</text:p>
          </table:table-cell>
          <table:table-cell table:formula="of:=[.I8]*3600" office:value-type="float" office:value="65491200" calcext:value-type="float">
            <text:p>6,5491E+07</text:p>
          </table:table-cell>
          <table:table-cell table:formula="of:=[.E8]*EXP(-LN(2)*[.J8]/[.D8])" office:value-type="float" office:value="4156.40360043813" calcext:value-type="float">
            <text:p>4156</text:p>
          </table:table-cell>
          <table:table-cell table:formula="of:=SQRT(([.K8]/[.E8])^2*[.F8]^2+([.K8]*LN(2)/[.D8])^2*60^2)" office:value-type="float" office:value="9.53303578256065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[.K8]*[.M8]" office:value-type="float" office:value="3740763.24039432" calcext:value-type="float">
            <text:p>3740763</text:p>
          </table:table-cell>
          <table:table-cell table:formula="of:=[.M8]*[.L8]" office:value-type="float" office:value="8579.73220430459" calcext:value-type="float">
            <text:p>8580</text:p>
          </table:table-cell>
          <table:table-cell table:formula="of:=[.N8]-[.O8]" office:value-type="float" office:value="3732183.50819001" calcext:value-type="float">
            <text:p>3732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2Eu</text:p>
          </table:table-cell>
          <table:table-cell office:value-type="string" calcext:value-type="string">
            <text:p>13,517 anos</text:p>
          </table:table-cell>
          <table:table-cell table:formula="of:=13.517*365.25*24*3600" office:value-type="float" office:value="426564079.2" calcext:value-type="float">
            <text:p>4,2656E+08</text:p>
          </table:table-cell>
          <table:table-cell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/06/2022</text:p>
          </table:table-cell>
          <table:table-cell office:value-type="string" calcext:value-type="string">
            <text:p>17/07/2024 @ 13h13</text:p>
          </table:table-cell>
          <table:table-cell table:formula="of:=(365+366+19)*24+0.3" office:value-type="float" office:value="18000.3" calcext:value-type="float">
            <text:p>18000,30</text:p>
          </table:table-cell>
          <table:table-cell table:formula="of:=[.I9]*3600" office:value-type="float" office:value="64801080" calcext:value-type="float">
            <text:p>6,4801E+07</text:p>
          </table:table-cell>
          <table:table-cell table:formula="of:=[.E9]*EXP(-LN(2)*[.J9]/[.D9])" office:value-type="float" office:value="3645.22495849455" calcext:value-type="float">
            <text:p>3645</text:p>
          </table:table-cell>
          <table:table-cell table:formula="of:=SQRT(([.K9]/[.E9])^2*[.F9]^2+([.K9]*LN(2)/[.D9])^2*60^2)" office:value-type="float" office:value="9.00055546008968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[.K9]*[.M9]" office:value-type="float" office:value="3280702.46264509" calcext:value-type="float">
            <text:p>3280702</text:p>
          </table:table-cell>
          <table:table-cell table:formula="of:=[.M9]*[.L9]" office:value-type="float" office:value="8100.49991408071" calcext:value-type="float">
            <text:p>8100</text:p>
          </table:table-cell>
          <table:table-cell table:formula="of:=[.N9]-[.O9]" office:value-type="float" office:value="3272601.96273101" calcext:value-type="float">
            <text:p>3272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3h43</text:p>
          </table:table-cell>
          <table:table-cell table:formula="of:=(365+366+17)*24+0.75" office:value-type="float" office:value="17952.75" calcext:value-type="float">
            <text:p>17952,75</text:p>
          </table:table-cell>
          <table:table-cell table:formula="of:=[.I10]*3600" office:value-type="float" office:value="64629900" calcext:value-type="float">
            <text:p>6,4630E+07</text:p>
          </table:table-cell>
          <table:table-cell table:formula="of:=[.E10]*EXP(-LN(2)*[.J10]/[.D10])" office:value-type="float" office:value="3687.01801503299" calcext:value-type="float">
            <text:p>3687</text:p>
          </table:table-cell>
          <table:table-cell table:formula="of:=SQRT(([.K10]/[.E10])^2*[.F10]^2+([.K10]*LN(2)/[.D10])^2*60^2)" office:value-type="float" office:value="0.874115345361407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[.K10]*[.M10]" office:value-type="float" office:value="3318316.21352969" calcext:value-type="float">
            <text:p>3318316</text:p>
          </table:table-cell>
          <table:table-cell table:formula="of:=[.M10]*[.L10]" office:value-type="float" office:value="786.703810825266" calcext:value-type="float">
            <text:p>787</text:p>
          </table:table-cell>
          <table:table-cell table:formula="of:=[.N10]-[.O10]" office:value-type="float" office:value="3317529.50971887" calcext:value-type="float">
            <text:p>33175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3Ba</text:p>
          </table:table-cell>
          <table:table-cell office:value-type="string" calcext:value-type="string">
            <text:p>10,551 anos</text:p>
          </table:table-cell>
          <table:table-cell table:formula="of:=10.551*365.25*24*3600" office:value-type="float" office:value="332964237.6" calcext:value-type="float">
            <text:p>3,3296E+08</text:p>
          </table:table-cell>
          <table:table-cell office:value-type="float" office:value="4218" calcext:value-type="float">
            <text:p>4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/06/2022</text:p>
          </table:table-cell>
          <table:table-cell office:value-type="string" calcext:value-type="string">
            <text:p>17/07/2024 @ 14h02</text:p>
          </table:table-cell>
          <table:table-cell table:formula="of:=(365+366+17)*24+1" office:value-type="float" office:value="17953" calcext:value-type="float">
            <text:p>17953,00</text:p>
          </table:table-cell>
          <table:table-cell table:formula="of:=[.I11]*3600" office:value-type="float" office:value="64630800" calcext:value-type="float">
            <text:p>6,4631E+07</text:p>
          </table:table-cell>
          <table:table-cell table:formula="of:=[.E11]*EXP(-LN(2)*[.J11]/[.D11])" office:value-type="float" office:value="3687.01110714586" calcext:value-type="float">
            <text:p>3687</text:p>
          </table:table-cell>
          <table:table-cell table:formula="of:=SQRT(([.K11]/[.E11])^2*[.F11]^2+([.K11]*LN(2)/[.D11])^2*60^2)" office:value-type="float" office:value="0.874113707644932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formula="of:=[.K11]*[.M11]" office:value-type="float" office:value="3318309.99643127" calcext:value-type="float">
            <text:p>3318310</text:p>
          </table:table-cell>
          <table:table-cell table:formula="of:=[.M11]*[.L11]" office:value-type="float" office:value="786.702336880439" calcext:value-type="float">
            <text:p>787</text:p>
          </table:table-cell>
          <table:table-cell table:formula="of:=[.N11]-[.O11]" office:value-type="float" office:value="3317523.29409439" calcext:value-type="float">
            <text:p>331752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52Eu</text:p>
          </table:table-cell>
          <table:table-cell table:style-name="ce10" office:value-type="string" calcext:value-type="string">
            <text:p>13,517 anos</text:p>
          </table:table-cell>
          <table:table-cell table:style-name="ce13" table:formula="of:=13.517*365.25*24*3600" office:value-type="float" office:value="426564079.2" calcext:value-type="float">
            <text:p>4,2656E+08</text:p>
          </table:table-cell>
          <table:table-cell table:style-name="ce10" office:value-type="float" office:value="4050" calcext:value-type="float">
            <text:p>405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28/06/2022</text:p>
          </table:table-cell>
          <table:table-cell table:style-name="ce10" office:value-type="string" calcext:value-type="string">
            <text:p>17/07/2024 @ 14h19</text:p>
          </table:table-cell>
          <table:table-cell table:style-name="ce16" table:formula="of:=(365+366+19)*24+1.3" office:value-type="float" office:value="18001.3" calcext:value-type="float">
            <text:p>18001,30</text:p>
          </table:table-cell>
          <table:table-cell table:style-name="ce13" table:formula="of:=[.I12]*3600" office:value-type="float" office:value="64804680" calcext:value-type="float">
            <text:p>6,4805E+07</text:p>
          </table:table-cell>
          <table:table-cell table:style-name="ce61" table:formula="of:=[.E12]*EXP(-LN(2)*[.J12]/[.D12])" office:value-type="float" office:value="3645.20363458921" calcext:value-type="float">
            <text:p>3645</text:p>
          </table:table-cell>
          <table:table-cell table:style-name="ce61" table:formula="of:=SQRT(([.K12]/[.E12])^2*[.F12]^2+([.K12]*LN(2)/[.D12])^2*60^2)" office:value-type="float" office:value="9.00050280847153" calcext:value-type="float">
            <text:p>9</text:p>
          </table:table-cell>
          <table:table-cell table:style-name="ce10" office:value-type="float" office:value="900" calcext:value-type="float">
            <text:p>900</text:p>
          </table:table-cell>
          <table:table-cell table:style-name="ce61" table:formula="of:=[.K12]*[.M12]" office:value-type="float" office:value="3280683.27113029" calcext:value-type="float">
            <text:p>3280683</text:p>
          </table:table-cell>
          <table:table-cell table:style-name="ce20" table:formula="of:=[.M12]*[.L12]" office:value-type="float" office:value="8100.45252762438" calcext:value-type="float">
            <text:p>8100</text:p>
          </table:table-cell>
          <table:table-cell table:style-name="ce70" table:formula="of:=[.N12]-[.O12]" office:value-type="float" office:value="3272582.81860267" calcext:value-type="float">
            <text:p>3272583</text:p>
          </table:table-cell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152Eu</text:p>
          </table:table-cell>
          <table:table-cell table:style-name="ce34" office:value-type="string" calcext:value-type="string">
            <text:p>13,517 anos</text:p>
          </table:table-cell>
          <table:table-cell table:style-name="ce40" table:formula="of:=13.517*365.25*24*3600" office:value-type="float" office:value="426564079.2" calcext:value-type="float">
            <text:p>4,2656E+08</text:p>
          </table:table-cell>
          <table:table-cell table:style-name="ce34"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28/06/2022</text:p>
          </table:table-cell>
          <table:table-cell table:style-name="ce8" office:value-type="string" calcext:value-type="string">
            <text:p>17/07/2024 @ 14h48</text:p>
          </table:table-cell>
          <table:table-cell table:style-name="ce14" table:formula="of:=(365+366+19)*24+1.83" office:value-type="float" office:value="18001.83" calcext:value-type="float">
            <text:p>18001,83</text:p>
          </table:table-cell>
          <table:table-cell table:style-name="ce11" table:formula="of:=[.I13]*3600" office:value-type="float" office:value="64806588" calcext:value-type="float">
            <text:p>6,4807E+07</text:p>
          </table:table-cell>
          <table:table-cell table:style-name="ce59" table:formula="of:=[.E13]*EXP(-LN(2)*[.J13]/[.D13])" office:value-type="float" office:value="3645.19233296996" calcext:value-type="float">
            <text:p>3645</text:p>
          </table:table-cell>
          <table:table-cell table:formula="of:=SQRT(([.K13]/[.E13])^2*[.F13]^2+([.K13]*LN(2)/[.D13])^2*60^2)" office:value-type="float" office:value="9.00047490323879" calcext:value-type="float">
            <text:p>9</text:p>
          </table:table-cell>
          <table:table-cell table:style-name="ce8" office:value-type="float" office:value="900" calcext:value-type="float">
            <text:p>900</text:p>
          </table:table-cell>
          <table:table-cell table:formula="of:=[.K13]*[.M13]" office:value-type="float" office:value="3280673.09967297" calcext:value-type="float">
            <text:p>3280673</text:p>
          </table:table-cell>
          <table:table-cell table:formula="of:=[.M13]*[.L13]" office:value-type="float" office:value="8100.42741291491" calcext:value-type="float">
            <text:p>8100</text:p>
          </table:table-cell>
          <table:table-cell table:formula="of:=[.N13]-[.O13]" office:value-type="float" office:value="3272572.67226005" calcext:value-type="float">
            <text:p>3272573</text:p>
          </table:table-cell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37Cs</text:p>
          </table:table-cell>
          <table:table-cell table:style-name="ce35" office:value-type="string" calcext:value-type="string">
            <text:p>30,08 anos</text:p>
          </table:table-cell>
          <table:table-cell table:style-name="ce41" table:formula="of:=30.08*365.25*24*3600" office:value-type="float" office:value="949252608" calcext:value-type="float">
            <text:p>9,4925E+08</text:p>
          </table:table-cell>
          <table:table-cell table:style-name="ce35" office:value-type="float" office:value="4360" calcext:value-type="float">
            <text:p>436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20/06/2020</text:p>
          </table:table-cell>
          <table:table-cell office:value-type="string" calcext:value-type="string">
            <text:p>17/07/2024 @ 15h09</text:p>
          </table:table-cell>
          <table:table-cell table:formula="of:=(365+366+27)*24+2.1" office:value-type="float" office:value="18194.1" calcext:value-type="float">
            <text:p>18194,10</text:p>
          </table:table-cell>
          <table:table-cell table:formula="of:=[.I14]*3600" office:value-type="float" office:value="65498760" calcext:value-type="float">
            <text:p>6,5499E+07</text:p>
          </table:table-cell>
          <table:table-cell table:formula="of:=[.E14]*EXP(-LN(2)*[.J14]/[.D14])" office:value-type="float" office:value="4156.38065575992" calcext:value-type="float">
            <text:p>4156</text:p>
          </table:table-cell>
          <table:table-cell table:formula="of:=SQRT(([.K14]/[.E14])^2*[.F14]^2+([.K14]*LN(2)/[.D14])^2*60^2)" office:value-type="float" office:value="9.53298315715191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[.K14]*[.M14]" office:value-type="float" office:value="3740742.59018393" calcext:value-type="float">
            <text:p>3740743</text:p>
          </table:table-cell>
          <table:table-cell table:formula="of:=[.M14]*[.L14]" office:value-type="float" office:value="8579.68484143672" calcext:value-type="float">
            <text:p>8580</text:p>
          </table:table-cell>
          <table:table-cell table:formula="of:=[.N14]-[.O14]" office:value-type="float" office:value="3732162.90534249" calcext:value-type="float">
            <text:p>3732163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33Ba</text:p>
          </table:table-cell>
          <table:table-cell table:style-name="ce35" office:value-type="string" calcext:value-type="string">
            <text:p>10,551 anos</text:p>
          </table:table-cell>
          <table:table-cell table:style-name="ce41" table:formula="of:=10.551*365.25*24*3600" office:value-type="float" office:value="332964237.6" calcext:value-type="float">
            <text:p>3,3296E+08</text:p>
          </table:table-cell>
          <table:table-cell table:style-name="ce35" office:value-type="float" office:value="4218" calcext:value-type="float">
            <text:p>4218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30/06/2022</text:p>
          </table:table-cell>
          <table:table-cell office:value-type="string" calcext:value-type="string">
            <text:p>17/07/2024 @ 15h26</text:p>
          </table:table-cell>
          <table:table-cell table:formula="of:=(365+366+17)*24+2.5" office:value-type="float" office:value="17954.5" calcext:value-type="float">
            <text:p>17954,50</text:p>
          </table:table-cell>
          <table:table-cell table:formula="of:=[.I15]*3600" office:value-type="float" office:value="64636200" calcext:value-type="float">
            <text:p>6,4636E+07</text:p>
          </table:table-cell>
          <table:table-cell table:formula="of:=[.E15]*EXP(-LN(2)*[.J15]/[.D15])" office:value-type="float" office:value="3686.96966009484" calcext:value-type="float">
            <text:p>3687</text:p>
          </table:table-cell>
          <table:table-cell table:formula="of:=SQRT(([.K15]/[.E15])^2*[.F15]^2+([.K15]*LN(2)/[.D15])^2*60^2)" office:value-type="float" office:value="0.874103881410516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[.K15]*[.M15]" office:value-type="float" office:value="6636545.38817072" calcext:value-type="float">
            <text:p>6636545</text:p>
          </table:table-cell>
          <table:table-cell table:formula="of:=[.M15]*[.L15]" office:value-type="float" office:value="1573.38698653893" calcext:value-type="float">
            <text:p>1573</text:p>
          </table:table-cell>
          <table:table-cell table:formula="of:=[.N15]-[.O15]" office:value-type="float" office:value="6634972.00118418" calcext:value-type="float">
            <text:p>6634972</text:p>
          </table:table-cell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52Eu</text:p>
          </table:table-cell>
          <table:table-cell table:style-name="ce35" office:value-type="string" calcext:value-type="string">
            <text:p>13,517 anos</text:p>
          </table:table-cell>
          <table:table-cell table:style-name="ce41" table:formula="of:=13.517*365.25*24*3600" office:value-type="float" office:value="426564079.2" calcext:value-type="float">
            <text:p>4,2656E+08</text:p>
          </table:table-cell>
          <table:table-cell table:style-name="ce35" office:value-type="float" office:value="4050" calcext:value-type="float">
            <text:p>405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28/06/2022</text:p>
          </table:table-cell>
          <table:table-cell office:value-type="string" calcext:value-type="string">
            <text:p>17/07/2024 @ 16h09</text:p>
          </table:table-cell>
          <table:table-cell table:style-name="ce58" table:formula="of:=(365+366+19)*24+3.1" office:value-type="float" office:value="18003.1" calcext:value-type="float">
            <text:p>18003,10</text:p>
          </table:table-cell>
          <table:table-cell table:formula="of:=[.I16]*3600" office:value-type="float" office:value="64811160" calcext:value-type="float">
            <text:p>6,4811E+07</text:p>
          </table:table-cell>
          <table:table-cell table:formula="of:=[.E16]*EXP(-LN(2)*[.J16]/[.D16])" office:value-type="float" office:value="3645.16525187396" calcext:value-type="float">
            <text:p>3645</text:p>
          </table:table-cell>
          <table:table-cell table:formula="of:=SQRT(([.K16]/[.E16])^2*[.F16]^2+([.K16]*LN(2)/[.D16])^2*60^2)" office:value-type="float" office:value="9.00040803633502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formula="of:=[.K16]*[.M16]" office:value-type="float" office:value="3280648.72668656" calcext:value-type="float">
            <text:p>3280649</text:p>
          </table:table-cell>
          <table:table-cell table:formula="of:=[.M16]*[.L16]" office:value-type="float" office:value="8100.36723270152" calcext:value-type="float">
            <text:p>8100</text:p>
          </table:table-cell>
          <table:table-cell table:formula="of:=[.N16]-[.O16]" office:value-type="float" office:value="3272548.35945386" calcext:value-type="float">
            <text:p>3272548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133Ba</text:p>
          </table:table-cell>
          <table:table-cell table:style-name="ce36" office:value-type="string" calcext:value-type="string">
            <text:p>10,551 anos</text:p>
          </table:table-cell>
          <table:table-cell table:style-name="ce42" table:formula="of:=10.551*365.25*24*3600" office:value-type="float" office:value="332964237.6" calcext:value-type="float">
            <text:p>3,3296E+08</text:p>
          </table:table-cell>
          <table:table-cell table:style-name="ce36" office:value-type="float" office:value="4218" calcext:value-type="float">
            <text:p>4218</text:p>
          </table:table-cell>
          <table:table-cell table:style-name="ce3" office:value-type="float" office:value="1" calcext:value-type="float">
            <text:p>1</text:p>
          </table:table-cell>
          <table:table-cell table:style-name="ce26" office:value-type="string" calcext:value-type="string">
            <text:p>30/06/2022</text:p>
          </table:table-cell>
          <table:table-cell table:style-name="ce10" office:value-type="string" calcext:value-type="string">
            <text:p>17/07/2024 @ 16h27</text:p>
          </table:table-cell>
          <table:table-cell table:style-name="ce16" table:formula="of:=(365+366+17)*24+3.5" office:value-type="float" office:value="17955.5" calcext:value-type="float">
            <text:p>17955,50</text:p>
          </table:table-cell>
          <table:table-cell table:style-name="ce13" table:formula="of:=[.I17]*3600" office:value-type="float" office:value="64639800" calcext:value-type="float">
            <text:p>6,4640E+07</text:p>
          </table:table-cell>
          <table:table-cell table:style-name="ce61" table:formula="of:=[.E17]*EXP(-LN(2)*[.J17]/[.D17])" office:value-type="float" office:value="3686.94202898635" calcext:value-type="float">
            <text:p>3687</text:p>
          </table:table-cell>
          <table:table-cell table:style-name="ce61" table:formula="of:=SQRT(([.K17]/[.E17])^2*[.F17]^2+([.K17]*LN(2)/[.D17])^2*60^2)" office:value-type="float" office:value="0.87409733064894" calcext:value-type="float">
            <text:p>1</text:p>
          </table:table-cell>
          <table:table-cell table:style-name="ce10" office:value-type="float" office:value="600" calcext:value-type="float">
            <text:p>600</text:p>
          </table:table-cell>
          <table:table-cell table:style-name="ce61" table:formula="of:=[.K17]*[.M17]" office:value-type="float" office:value="2212165.21739181" calcext:value-type="float">
            <text:p>2212165</text:p>
          </table:table-cell>
          <table:table-cell table:style-name="ce20" table:formula="of:=[.M17]*[.L17]" office:value-type="float" office:value="524.458398389364" calcext:value-type="float">
            <text:p>524</text:p>
          </table:table-cell>
          <table:table-cell table:style-name="ce70" table:formula="of:=[.N17]-[.O17]" office:value-type="float" office:value="2211640.75899342" calcext:value-type="float">
            <text:p>2211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-00-0000</text:date>, <text:time style:data-style-name="N2" text:time-value="11:42:29.84951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5:59:30.224716451</meta:creation-date>
    <dc:date>2024-11-14T12:32:03.796941941</dc:date>
    <meta:editing-duration>PT4H51M10S</meta:editing-duration>
    <meta:editing-cycles>6</meta:editing-cycles>
    <meta:generator>LibreOffice/6.4.7.2$Linux_X86_64 LibreOffice_project/40$Build-2</meta:generator>
    <meta:document-statistic meta:table-count="1" meta:cell-count="256" meta:object-count="0"/>
  </office:meta>
</office:document-meta>
</file>